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eroDemandResponse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eroDemandResponse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ZeroDeman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eroDemandResponse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checkForL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cancel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addCookie( Response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setStatusCode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DemandResponse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